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Symbols" svg:font-family="'Noto Sans Symbols'"/>
    <style:font-face style:name="PMingLiu" svg:font-family="PMingLiu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華康海報體W12" svg:font-family="華康海報體W12" style:font-family-generic="roman" style:font-pitch="variable"/>
    <style:font-face style:name="華康細圓體(P)" svg:font-family="華康細圓體(P)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MingLiu1" svg:font-family="PMingLiu" style:font-family-generic="system" style:font-pitch="variable"/>
    <style:font-face style:name="Times New Roman" svg:font-family="'Times New Roman'" style:font-family-generic="system" style:font-pitch="variable"/>
    <style:font-face style:name="新細明體" svg:font-family="新細明體" style:font-family-generic="system" style:font-pitch="variable"/>
    <style:font-face style:name="華康海報體W121" svg:font-family="華康海報體W12" style:font-family-generic="system" style:font-pitch="variable"/>
    <style:font-face style:name="華康細圓體(P)1" svg:font-family="華康細圓體(P)" style:font-family-generic="system" style:font-pitch="variable"/>
  </office:font-face-decls>
  <office:automatic-styles>
    <style:style style:name="Table1" style:family="table">
      <style:table-properties style:width="17.004cm" fo:margin-top="0cm" fo:margin-bottom="0cm" table:align="center" style:writing-mode="lr-tb"/>
    </style:style>
    <style:style style:name="Table1.A" style:family="table-column">
      <style:table-column-properties style:column-width="8.502cm"/>
    </style:style>
    <style:style style:name="Table1.1" style:family="table-row">
      <style:table-row-properties style:min-row-height="5.443cm" fo:keep-together="always"/>
    </style:style>
    <style:style style:name="Table1.A1" style:family="table-cell">
      <style:table-cell-properties style:vertical-align="middle" fo:padding-left="0.199cm" fo:padding-right="0.191cm" fo:padding-top="0cm" fo:padding-bottom="0cm" fo:border="0.5pt dashed #000000"/>
    </style:style>
    <style:style style:name="P1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text-align="center" style:justify-single-word="false"/>
      <style:text-properties fo:color="#0070c0" loext:opacity="100%" style:font-name="微軟正黑體" fo:font-size="16pt" style:font-name-asian="微軟正黑體" style:font-size-asian="16pt" style:font-name-complex="華康細圓體(P)1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fo:color="#0070c0" loext:opacity="100%" style:font-name="微軟正黑體" fo:font-size="16pt" style:font-name-asian="微軟正黑體" style:font-size-asian="16pt" style:font-name-complex="華康海報體W121" style:font-size-complex="16pt"/>
    </style:style>
    <style:style style:name="P4" style:family="paragraph" style:parent-style-name="Standard" style:list-style-name="WWNum1">
      <style:paragraph-properties fo:margin-left="1.27cm" fo:margin-right="0cm" fo:margin-top="0.212cm" fo:margin-bottom="0cm" style:contextual-spacing="false" fo:line-height="100%" fo:text-align="start" style:justify-single-word="false" fo:keep-together="auto" fo:orphans="0" fo:widows="0" fo:text-indent="-1.058cm" style:auto-text-indent="false" fo:padding="0cm" fo:border="none" fo:keep-with-next="auto"/>
      <style:text-properties fo:color="#0070c0" loext:opacity="100%" style:font-name="微軟正黑體" fo:font-size="20pt" style:font-name-asian="微軟正黑體" style:font-size-asian="20pt" style:font-name-complex="華康細圓體(P)1" style:font-size-complex="20pt"/>
    </style:style>
    <style:style style:name="P5" style:family="paragraph" style:parent-style-name="Standard" style:list-style-name="WWNum1">
      <style:paragraph-properties fo:margin-left="1.27cm" fo:margin-right="0cm" fo:margin-top="0.212cm" fo:margin-bottom="0cm" style:contextual-spacing="false" fo:line-height="100%" fo:text-indent="-1.058cm" style:auto-text-indent="false"/>
      <style:text-properties fo:color="#0070c0" loext:opacity="100%" style:font-name="微軟正黑體" fo:font-size="20pt" style:font-name-asian="微軟正黑體" style:font-size-asian="20pt" style:font-name-complex="華康細圓體(P)1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929205457" text:style-name="WWNum1">
              <text:list-item>
                <text:p text:style-name="P4">組別：總召<text:line-break/></text:p>
              </text:list-item>
              <text:list-item>
                <text:p text:style-name="P4">姓名：鍾定栩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7132406089" text:continue-numbering="true" text:style-name="WWNum1">
              <text:list-item>
                <text:p text:style-name="P4">組別：總召<text:line-break/></text:p>
              </text:list-item>
              <text:list-item>
                <text:p text:style-name="P4">姓名：楊晨右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7008678340" text:continue-numbering="true" text:style-name="WWNum1">
              <text:list-item>
                <text:p text:style-name="P4">組別：總召<text:line-break/></text:p>
              </text:list-item>
              <text:list-item>
                <text:p text:style-name="P4">姓名：羅品萱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7506841261" text:continue-numbering="true" text:style-name="WWNum1">
              <text:list-item>
                <text:p text:style-name="P4">組別：三門問題<text:line-break/></text:p>
              </text:list-item>
              <text:list-item>
                <text:p text:style-name="P4">姓名：周品亦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7458064232" text:continue-numbering="true" text:style-name="WWNum1">
              <text:list-item>
                <text:p text:style-name="P4">組別：三門問題<text:line-break/></text:p>
              </text:list-item>
              <text:list-item>
                <text:p text:style-name="P4">姓名：詹　光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9050483337" text:continue-numbering="true" text:style-name="WWNum1">
              <text:list-item>
                <text:p text:style-name="P4">組別：三門問題<text:line-break/></text:p>
              </text:list-item>
              <text:list-item>
                <text:p text:style-name="P4">姓名：鄭博仁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8840402664" text:continue-numbering="true" text:style-name="WWNum1">
              <text:list-item>
                <text:p text:style-name="P4">組別：三門問題<text:line-break/></text:p>
              </text:list-item>
              <text:list-item>
                <text:p text:style-name="P4">姓名：黃瀚右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8894411834" text:continue-numbering="true" text:style-name="WWNum1">
              <text:list-item>
                <text:p text:style-name="P4">組別：超級６６<text:line-break/>　　　６６貫棋</text:p>
              </text:list-item>
              <text:list-item>
                <text:p text:style-name="P4">姓名：李聿恩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8069756595" text:continue-numbering="true" text:style-name="WWNum1">
              <text:list-item>
                <text:p text:style-name="P5">組別：超級６６<text:line-break/>　　　６６貫棋</text:p>
              </text:list-item>
              <text:list-item>
                <text:p text:style-name="P5">姓名：魏敬軒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7793040879" text:continue-numbering="true" text:style-name="WWNum1">
              <text:list-item>
                <text:p text:style-name="P5">組別：超級６６<text:line-break/>　　　６６貫棋</text:p>
              </text:list-item>
              <text:list-item>
                <text:p text:style-name="P5">姓名：唐寅哲</text:p>
              </text:list-item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8354706994" text:continue-numbering="true" text:style-name="WWNum1">
              <text:list-item>
                <text:p text:style-name="P5">組別：超級６６<text:line-break/>　　　６６貫棋</text:p>
              </text:list-item>
              <text:list-item>
                <text:p text:style-name="P5">姓名：羅凱羿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7307710770" text:continue-numbering="true" text:style-name="WWNum1">
              <text:list-item>
                <text:p text:style-name="P5">組別：超級６６<text:line-break/>　　　６６貫棋</text:p>
              </text:list-item>
              <text:list-item>
                <text:p text:style-name="P5">姓名：劉曜丞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7401298772" text:continue-numbering="true" text:style-name="WWNum1">
              <text:list-item>
                <text:p text:style-name="P5">組別：１Ａ２Ｂ<text:line-break/>　　　猜數字</text:p>
              </text:list-item>
              <text:list-item>
                <text:p text:style-name="P5">姓名：魏晧宸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9016386360" text:continue-numbering="true" text:style-name="WWNum1">
              <text:list-item>
                <text:p text:style-name="P5">組別：１Ａ２Ｂ<text:line-break/>　　　猜數字</text:p>
              </text:list-item>
              <text:list-item>
                <text:p text:style-name="P5">姓名：李騏為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7879401552" text:continue-numbering="true" text:style-name="WWNum1">
              <text:list-item>
                <text:p text:style-name="P5">組別：１Ａ２Ｂ<text:line-break/>　　　猜數字</text:p>
              </text:list-item>
              <text:list-item>
                <text:p text:style-name="P5">姓名：洪紹宸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9131789960" text:continue-numbering="true" text:style-name="WWNum1">
              <text:list-item>
                <text:p text:style-name="P5">組別：１Ａ２Ｂ<text:line-break/>　　　猜數字</text:p>
              </text:list-item>
              <text:list-item>
                <text:p text:style-name="P5">姓名：鄭宏瀚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7565868412" text:continue-numbering="true" text:style-name="WWNum1">
              <text:list-item>
                <text:p text:style-name="P5">組別：１Ａ２Ｂ<text:line-break/>　　　猜數字</text:p>
              </text:list-item>
              <text:list-item>
                <text:p text:style-name="P5">姓名：蔡瑞恩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7959370700" text:continue-numbering="true" text:style-name="WWNum1">
              <text:list-item>
                <text:p text:style-name="P5">組別：水中生物觀察</text:p>
              </text:list-item>
              <text:list-item>
                <text:p text:style-name="P5">姓名：葉祐閤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8618849007" text:continue-numbering="true" text:style-name="WWNum1">
              <text:list-item>
                <text:p text:style-name="P5">組別：水中生物觀察<text:line-break/></text:p>
              </text:list-item>
              <text:list-item>
                <text:p text:style-name="P5">姓名：廖子萱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8827893446" text:continue-numbering="true" text:style-name="WWNum1">
              <text:list-item>
                <text:p text:style-name="P5">組別：水中生物觀察<text:line-break/></text:p>
              </text:list-item>
              <text:list-item>
                <text:p text:style-name="P5">姓名：陳允中</text:p>
              </text:list-item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8035479534" text:continue-numbering="true" text:style-name="WWNum1">
              <text:list-item>
                <text:p text:style-name="P5">組別：水中生物觀察<text:line-break/></text:p>
              </text:list-item>
              <text:list-item>
                <text:p text:style-name="P5">姓名：吳畇葶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8032494640" text:continue-numbering="true" text:style-name="WWNum1">
              <text:list-item>
                <text:p text:style-name="P5">組別：水中生物觀察<text:line-break/></text:p>
              </text:list-item>
              <text:list-item>
                <text:p text:style-name="P5">姓名：薛奇恩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8393278324" text:continue-numbering="true" text:style-name="WWNum1">
              <text:list-item>
                <text:p text:style-name="P5">組別：雞心解剖<text:line-break/></text:p>
              </text:list-item>
              <text:list-item>
                <text:p text:style-name="P5">姓名：張儀謹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7320369203" text:continue-numbering="true" text:style-name="WWNum1">
              <text:list-item>
                <text:p text:style-name="P5">組別：雞心解剖<text:line-break/></text:p>
              </text:list-item>
              <text:list-item>
                <text:p text:style-name="P5">姓名：許宥心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8797516806" text:continue-numbering="true" text:style-name="WWNum1">
              <text:list-item>
                <text:p text:style-name="P5">組別：雞心解剖<text:line-break/></text:p>
              </text:list-item>
              <text:list-item>
                <text:p text:style-name="P5">姓名：蔡欣潔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8094681995" text:continue-numbering="true" text:style-name="WWNum1">
              <text:list-item>
                <text:p text:style-name="P5">組別：雞心解剖<text:line-break/></text:p>
              </text:list-item>
              <text:list-item>
                <text:p text:style-name="P5">姓名：林可涵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8492060716" text:continue-numbering="true" text:style-name="WWNum1">
              <text:list-item>
                <text:p text:style-name="P5">組別：彩虹試管<text:line-break/></text:p>
              </text:list-item>
              <text:list-item>
                <text:p text:style-name="P5">姓名：閔婷蓁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8955374234" text:continue-numbering="true" text:style-name="WWNum1">
              <text:list-item>
                <text:p text:style-name="P5">組別：彩虹試管<text:line-break/></text:p>
              </text:list-item>
              <text:list-item>
                <text:p text:style-name="P5">姓名：黎又瑞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7048370205" text:continue-numbering="true" text:style-name="WWNum1">
              <text:list-item>
                <text:p text:style-name="P5">組別：彩虹試管<text:line-break/></text:p>
              </text:list-item>
              <text:list-item>
                <text:p text:style-name="P5">姓名：高子璨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9145734121" text:continue-numbering="true" text:style-name="WWNum1">
              <text:list-item>
                <text:p text:style-name="P5">組別：膨糖<text:line-break/></text:p>
              </text:list-item>
              <text:list-item>
                <text:p text:style-name="P5">姓名：謝采潔</text:p>
              </text:list-item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7090435132" text:continue-numbering="true" text:style-name="WWNum1">
              <text:list-item>
                <text:p text:style-name="P5">組別：膨糖<text:line-break/></text:p>
              </text:list-item>
              <text:list-item>
                <text:p text:style-name="P5">姓名：高瑞恩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8606963424" text:continue-numbering="true" text:style-name="WWNum1">
              <text:list-item>
                <text:p text:style-name="P5">組別：膨糖<text:line-break/></text:p>
              </text:list-item>
              <text:list-item>
                <text:p text:style-name="P5">姓名：駱薪翔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8659556579" text:continue-numbering="true" text:style-name="WWNum1">
              <text:list-item>
                <text:p text:style-name="P5">組別：膨糖<text:line-break/></text:p>
              </text:list-item>
              <text:list-item>
                <text:p text:style-name="P5">姓名：林詩穎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8933725304" text:continue-numbering="true" text:style-name="WWNum1">
              <text:list-item>
                <text:p text:style-name="P5">組別：膨糖<text:line-break/></text:p>
              </text:list-item>
              <text:list-item>
                <text:p text:style-name="P5">姓名：趙依岑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9073330724" text:continue-numbering="true" text:style-name="WWNum1">
              <text:list-item>
                <text:p text:style-name="P5">組別：浮光投影<text:line-break/></text:p>
              </text:list-item>
              <text:list-item>
                <text:p text:style-name="P5">姓名：黃至毅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9116197738" text:continue-numbering="true" text:style-name="WWNum1">
              <text:list-item>
                <text:p text:style-name="P5">組別：浮光投影<text:line-break/></text:p>
              </text:list-item>
              <text:list-item>
                <text:p text:style-name="P5">姓名：林永濬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8834204744" text:continue-numbering="true" text:style-name="WWNum1">
              <text:list-item>
                <text:p text:style-name="P5">組別：浮光投影<text:line-break/></text:p>
              </text:list-item>
              <text:list-item>
                <text:p text:style-name="P5">姓名：陳冠霖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8140679391" text:continue-numbering="true" text:style-name="WWNum1">
              <text:list-item>
                <text:p text:style-name="P5">組別：浮光投影<text:line-break/></text:p>
              </text:list-item>
              <text:list-item>
                <text:p text:style-name="P5">姓名：羅丙晏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數戰數決－理想的生活</text:p>
            <text:p text:style-name="P3">工作證</text:p>
            <text:list xml:id="list80028624556399" text:continue-numbering="true" text:style-name="WWNum1">
              <text:list-item>
                <text:p text:style-name="P5">組別：浮光投影<text:line-break/></text:p>
              </text:list-item>
              <text:list-item>
                <text:p text:style-name="P5">姓名：洪其瑭</text:p>
              </text:list-item>
            </text:list>
          </table:table-cell>
          <table:table-cell table:style-name="Table1.A1" office:value-type="string">
            <text:p text:style-name="P2">數戰數決－理想的生活</text:p>
            <text:p text:style-name="P3">工作證</text:p>
            <text:list xml:id="list80028757725975" text:continue-numbering="true" text:style-name="WWNum1">
              <text:list-item>
                <text:p text:style-name="P5">組別：<text:line-break/></text:p>
              </text:list-item>
              <text:list-item>
                <text:p text:style-name="P5">姓名：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Symbols" svg:font-family="'Noto Sans Symbols'"/>
    <style:font-face style:name="PMingLiu" svg:font-family="PMingLiu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華康海報體W12" svg:font-family="華康海報體W12" style:font-family-generic="roman" style:font-pitch="variable"/>
    <style:font-face style:name="華康細圓體(P)" svg:font-family="華康細圓體(P)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MingLiu1" svg:font-family="PMingLiu" style:font-family-generic="system" style:font-pitch="variable"/>
    <style:font-face style:name="Times New Roman" svg:font-family="'Times New Roman'" style:font-family-generic="system" style:font-pitch="variable"/>
    <style:font-face style:name="新細明體" svg:font-family="新細明體" style:font-family-generic="system" style:font-pitch="variable"/>
    <style:font-face style:name="華康海報體W121" svg:font-family="華康海報體W12" style:font-family-generic="system" style:font-pitch="variable"/>
    <style:font-face style:name="華康細圓體(P)1" svg:font-family="華康細圓體(P)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letter-kerning="tru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text-properties style:font-name="Cambria" fo:font-family="Cambria" style:font-family-generic="roman" style:font-pitch="variable" fo:font-size="9pt" style:rfc-language-tag="x-none" style:font-size-asian="9pt" style:rfc-language-tag-asian="x-non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rfc-language-tag="x-none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rfc-language-tag="x-none" style:font-size-asian="10pt" style:rfc-language-tag-asian="x-non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0" fo:widows="0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letter-kerning="true" style:font-name-asian="新細明體" style:font-family-asian="新細明體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ListLabel_20_1" style:display-name="ListLabel 1" style:family="text">
      <style:text-properties fo:color="#33cccc" loext:opacity="100%" style:font-name="華康細圓體(P)" fo:font-family="華康細圓體(P)" style:font-family-generic="roman" style:font-pitch="variable" fo:font-size="20pt" style:font-name-asian="PMingLiu1" style:font-family-asian="PMingLiu" style:font-family-generic-asian="system" style:font-pitch-asian="variable" style:font-name-complex="PMingLiu1" style:font-family-complex="PMingLiu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★" text:bullet-char="★">
        <style:list-level-properties text:list-level-position-and-space-mode="label-alignment">
          <style:list-level-label-alignment text:label-followed-by="listtab" fo:text-indent="-1.67cm" fo:margin-left="2.517cm"/>
        </style:list-level-properties>
        <style:text-properties style:font-name="PMingLiu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Noto Sans Symbols"/>
      </text:list-level-style-bullet>
      <text:list-level-style-bullet text:level="3" text:style-name="ListLabel_20_3" style:num-suffix="◆" text:bullet-char="◆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Noto Sans Symbols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Noto Sans Symbols"/>
      </text:list-level-style-bullet>
      <text:list-level-style-bullet text:level="6" text:style-name="ListLabel_20_6" style:num-suffix="◆" text:bullet-char="◆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Noto Sans Symbols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Noto Sans Symbols"/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89cm" fo:margin-bottom="0.938cm" fo:margin-left="1.501cm" fo:margin-right="1.501cm" style:writing-mode="lr-tb" style:layout-grid-color="#c0c0c0" style:layout-grid-lines="2787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3T04:26:00</meta:creation-date>
    <meta:initial-creator>Administrator</meta:initial-creator>
    <meta:generator>LibreOffice/7.1.6.2$Windows_X86_64 LibreOffice_project/0e133318fcee89abacd6a7d077e292f1145735c3</meta:generator>
    <dc:date>2024-06-09T08:00:26.672000000</dc:date>
    <meta:editing-duration>PT1M12S</meta:editing-duration>
    <meta:editing-cycles>1</meta:editing-cycles>
    <meta:document-statistic meta:table-count="1" meta:image-count="0" meta:object-count="0" meta:page-count="4" meta:paragraph-count="160" meta:word-count="1141" meta:character-count="1211" meta:non-whitespace-character-count="1141"/>
  </office:meta>
</office:document-meta>
</file>